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826" officeooo:paragraph-rsid="0013ddb2"/>
    </style:style>
    <style:style style:name="P2" style:family="paragraph" style:parent-style-name="Standard">
      <style:text-properties officeooo:paragraph-rsid="0013ddb2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13ddb2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paragraph-rsid="0013ddb2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normal" officeooo:rsid="00160826" officeooo:paragraph-rsid="0013ddb2" style:font-size-asian="9pt" style:font-weight-asian="normal" style:font-name-complex="Arial-BoldMT1" style:font-size-complex="9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13ddb2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1b50f9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1c7c36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1f6934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2230a4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224144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22e596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paragraph-rsid="00160f36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paragraph-rsid="0016c935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officeooo:paragraph-rsid="00192638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officeooo:paragraph-rsid="0019e279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officeooo:paragraph-rsid="001aa120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officeooo:paragraph-rsid="001b50f9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officeooo:paragraph-rsid="001c7c36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officeooo:paragraph-rsid="001f6934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paragraph-rsid="00218aae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officeooo:paragraph-rsid="00224144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3ddb2" style:font-size-asian="9pt" style:font-weight-asian="bold" style:font-name-complex="Arial-BoldMT1" style:font-size-complex="9pt" style:font-weight-complex="bold"/>
    </style:style>
    <style:style style:name="T1" style:family="text">
      <style:text-properties officeooo:rsid="00160826"/>
    </style:style>
    <style:style style:name="T2" style:family="text">
      <style:text-properties style:font-name="Arial-BoldMT" fo:font-size="9pt" fo:font-weight="bold" style:font-size-asian="9pt" style:font-weight-asian="bold" style:font-name-complex="Arial-BoldMT1" style:font-size-complex="9pt" style:font-weight-complex="bold"/>
    </style:style>
    <style:style style:name="T3" style:family="text">
      <style:text-properties style:font-name="ArialMT" fo:font-size="9pt" style:font-size-asian="9pt" style:font-name-complex="ArialMT1" style:font-size-complex="9pt"/>
    </style:style>
    <style:style style:name="T4" style:family="text">
      <style:text-properties style:font-name="ArialMT" fo:font-size="9pt" fo:font-weight="bold" style:font-size-asian="9pt" style:font-weight-asian="bold" style:font-name-complex="ArialMT1" style:font-size-complex="9pt" style:font-weight-complex="bold"/>
    </style:style>
    <style:style style:name="T5" style:family="text">
      <style:text-properties style:font-name="ArialMT" style:font-name-complex="ArialMT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1">Lección Comando DOS</text:span></text:p>
      <text:p text:style-name="P2"/>
      <text:p text:style-name="P1">Nombre:</text:p>
      <text:p text:style-name="P1">Paralelo:</text:p>
      <text:p text:style-name="P1">Fecha: </text:p>
      <text:p text:style-name="P1"/>
      <text:p text:style-name="P4"/>
      <text:p text:style-name="P3">1) Complete la función y sintaxis de los siguientes comandos:</text:p>
      <text:p text:style-name="P3"/>
      <text:p text:style-name="P18"><text:span text:style-name="T2">Comando: </text:span><text:span text:style-name="T3">TYPE</text:span></text:p>
      <text:p text:style-name="P18"><text:span text:style-name="T2">Función: </text:span></text:p>
      <text:p text:style-name="P7"><text:span text:style-name="T2">Sintaxis: </text:span></text:p>
      <text:p text:style-name="P7"/>
      <text:p text:style-name="P19"><text:span text:style-name="T2">Comando: </text:span><text:span text:style-name="T3">CD</text:span></text:p>
      <text:p text:style-name="P19"><text:span text:style-name="T2">Función: </text:span></text:p>
      <text:p text:style-name="P8"><text:span text:style-name="T2">Sintaxis: </text:span></text:p>
      <text:p text:style-name="P3"/>
      <text:p text:style-name="P20"><text:span text:style-name="T2">Comando: </text:span><text:span text:style-name="T3">DIR</text:span></text:p>
      <text:p text:style-name="P20"><text:span text:style-name="T2">Función: </text:span></text:p>
      <text:p text:style-name="P9"><text:span text:style-name="T2">Sintaxis: </text:span></text:p>
      <text:p text:style-name="P3"/>
      <text:p text:style-name="P21"><text:span text:style-name="T2">Comando: </text:span><text:span text:style-name="T3">FC</text:span></text:p>
      <text:p text:style-name="P21"><text:span text:style-name="T2">Función</text:span><text:span text:style-name="T3">: </text:span></text:p>
      <text:p text:style-name="P10"><text:span text:style-name="T2">Sintaxis:</text:span></text:p>
      <text:p text:style-name="P10"/>
      <text:p text:style-name="P22"><text:span text:style-name="T2">Comando: </text:span><text:span text:style-name="T3">FORMAT</text:span></text:p>
      <text:p text:style-name="P11"><text:span text:style-name="T2">Función: <text:s/></text:span></text:p>
      <text:p text:style-name="P12"><text:span text:style-name="T2">Sintaxis:</text:span></text:p>
      <text:p text:style-name="P3"/>
      <text:p text:style-name="P5">2) Complete el nombre del comando por función dada las siguientes funciones:</text:p>
      <text:p text:style-name="P23"/>
      <text:p text:style-name="P13"><text:span text:style-name="T2">Comando: </text:span></text:p>
      <text:p text:style-name="P13"><text:span text:style-name="T2">Función: </text:span><text:span text:style-name="T3">Imprime archivo de texto.</text:span></text:p>
      <text:p text:style-name="P13"/>
      <text:p text:style-name="P14"><text:span text:style-name="T2">Comando: </text:span></text:p>
      <text:p text:style-name="P14"><text:span text:style-name="T2">Función: </text:span><text:span text:style-name="T3">Ver el contenido de archivos de texto, haciendo un listado (no permite el uso de comodines).</text:span></text:p>
      <text:p text:style-name="P14"/>
      <text:p text:style-name="P15"><text:span text:style-name="T2">Comando: </text:span></text:p>
      <text:p text:style-name="P15"><text:span text:style-name="T2">Función: </text:span><text:span text:style-name="T3">Permite cambiar de un directorio activo a otro.</text:span></text:p>
      <text:p text:style-name="P15"/>
      <text:p text:style-name="P16"><text:span text:style-name="T2">Comando: </text:span></text:p>
      <text:p text:style-name="P16"><text:span text:style-name="T2">Función: </text:span><text:span text:style-name="T3">Muestra o establece la hora del ordenador. Si no se quiere rectificar la hora del sistema,</text:span></text:p>
      <text:p text:style-name="P16"><text:span text:style-name="T3">simplemente pulsar intro. Si se quiere sólo consultar la hora y que no ofrezca la posibilidad de cambiarla,</text:span></text:p>
      <text:p text:style-name="P16"><text:span text:style-name="T3">deberemos añadirle el parámetro /T.</text:span></text:p>
      <text:p text:style-name="P14"/>
      <text:p text:style-name="P17"><text:span text:style-name="T2">Comando</text:span><text:span text:style-name="T3">:</text:span></text:p>
      <text:p text:style-name="P17"><text:span text:style-name="T2">Función: </text:span><text:span text:style-name="T3">Limpia la pantalla, sólo queda el directorio en el que nos encontrábamos situado en la parte superior de la pantalla.</text:span></text:p>
      <text:p text:style-name="P14"/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04:23.634459362</meta:creation-date>
    <dc:date>2015-05-25T23:57:41.174234081</dc:date>
    <meta:editing-duration>PT11M45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33" meta:word-count="145" meta:character-count="941" meta:non-whitespace-character-count="811"/>
  </office:meta>
</office:document-meta>
</file>